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74.4pt" svg:y="35.26pt">
            <draw:object draw:notify-on-update-of-ranges="Sheet1.A2:Sheet1.A332 Sheet1.B1:Sheet1.B1 Sheet1.B2:Sheet1.B332 Sheet1.A2:Sheet1.A332 Sheet1.C1:Sheet1.C1 Sheet1.C2:Sheet1.C3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 inter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#N/A</text:p>
          </table:table-cell>
          <table:table-cell table:number-columns-repeated="4"/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#N/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#N/A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#N/A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#N/A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#N/A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#N/A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#N/A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#N/A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#N/A</text:p>
          </table:table-cell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#N/A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#N/A</text:p>
          </table:table-cell>
          <table:table-cell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#N/A</text:p>
          </table:table-cell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#N/A</text:p>
          </table:table-cell>
          <table:table-cell office:value-type="float" office:value="136" calcext:value-type="float">
            <text:p>136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#N/A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#N/A</text:p>
          </table:table-cell>
          <table:table-cell office:value-type="float" office:value="147" calcext:value-type="float">
            <text:p>147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#N/A</text:p>
          </table:table-cell>
          <table:table-cell office:value-type="float" office:value="151" calcext:value-type="float">
            <text:p>151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#N/A</text:p>
          </table:table-cell>
          <table:table-cell office:value-type="float" office:value="152" calcext:value-type="float">
            <text:p>152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#N/A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#N/A</text:p>
          </table:table-cell>
          <table:table-cell office:value-type="float" office:value="154" calcext:value-type="float">
            <text:p>154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#N/A</text:p>
          </table:table-cell>
          <table:table-cell office:value-type="float" office:value="155" calcext:value-type="float">
            <text:p>155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#N/A</text:p>
          </table:table-cell>
          <table:table-cell office:value-type="float" office:value="156" calcext:value-type="float">
            <text:p>156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#N/A</text:p>
          </table:table-cell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#N/A</text:p>
          </table:table-cell>
          <table:table-cell office:value-type="float" office:value="166" calcext:value-type="float">
            <text:p>166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#N/A</text:p>
          </table:table-cell>
          <table:table-cell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#N/A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217" calcext:value-type="float">
            <text:p>217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#N/A</text:p>
          </table:table-cell>
          <table:table-cell office:value-type="float" office:value="235" calcext:value-type="float">
            <text:p>235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float" office:value="249" calcext:value-type="float">
            <text:p>249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#N/A</text:p>
          </table:table-cell>
          <table:table-cell office:value-type="float" office:value="253" calcext:value-type="float">
            <text:p>253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249" calcext:value-type="float">
            <text:p>249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#N/A</text:p>
          </table:table-cell>
          <table:table-cell office:value-type="float" office:value="235" calcext:value-type="float">
            <text:p>235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217" calcext:value-type="float">
            <text:p>217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#N/A</text:p>
          </table:table-cell>
          <table:table-cell office:value-type="float" office:value="194" calcext:value-type="float">
            <text:p>194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#N/A</text:p>
          </table:table-cell>
          <table:table-cell office:value-type="float" office:value="171" calcext:value-type="float">
            <text:p>171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#N/A</text:p>
          </table:table-cell>
          <table:table-cell office:value-type="float" office:value="129" calcext:value-type="float">
            <text:p>129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#N/A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#N/A</text:p>
          </table:table-cell>
          <table:table-cell table:number-columns-repeated="6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 style:data-style-name="N2" text:time-value="15:27:09.1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4T14:47:43.569000000</meta:creation-date>
    <dc:date>2019-08-14T15:43:49.008000000</dc:date>
    <meta:editing-duration>PT35M47S</meta:editing-duration>
    <meta:editing-cycles>9</meta:editing-cycles>
    <meta:generator>LibreOffice/6.3.0.4$Windows_x86 LibreOffice_project/057fc023c990d676a43019934386b85b21a9ee99</meta:generator>
    <meta:document-statistic meta:table-count="1" meta:cell-count="717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10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66cm" svg:y="3.703cm" style:legend-expansion="high" chart:style-name="ch2"/>
        <chart:plot-area chart:style-name="ch3" table:cell-range-address="Sheet1.A2:Sheet1.C332 Sheet1.B1:Sheet1.C1" chart:data-source-has-labels="row" svg:x="0.32cm" svg:y="0.18cm" svg:width="11.026cm" svg:height="8.64cm">
          <chartooo:coordinate-region svg:x="1.127cm" svg:y="0.379cm" svg:width="9.93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32" chart:label-cell-address="Sheet1.B1:Sheet1.B1" chart:class="chart:scatter">
            <chart:domain table:cell-range-address="Sheet1.A2:Sheet1.A332"/>
            <chart:data-point chart:repeated="331"/>
          </chart:series>
          <chart:series chart:style-name="ch7" chart:values-cell-range-address="Sheet1.C2:Sheet1.C332" chart:label-cell-address="Sheet1.C1:Sheet1.C1" chart:class="chart:scatter">
            <chart:regression-curve chart:style-name="ch8">
              <chart:equation chart:display-equation="true" chart:display-r-square="false"/>
            </chart:regression-curve>
            <chart:data-point chart:repeated="3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</text:p>
                <draw:g>
                  <svg:desc>Sheet1.B1:Sheet1.B1</svg:desc>
                </draw:g>
              </table:table-cell>
              <table:table-cell office:value-type="string">
                <text:p>T inter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332</svg:desc>
                </draw:g>
              </table:table-cell>
              <table:table-cell office:value-type="float" office:value="25">
                <text:p>25</text:p>
                <draw:g>
                  <svg:desc>Sheet1.B2:Sheet1.B332</svg:desc>
                </draw:g>
              </table:table-cell>
              <table:table-cell office:value-type="float" office:value="25">
                <text:p>25</text:p>
                <draw:g>
                  <svg:desc>Sheet1.C2:Sheet1.C3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217">
                <text:p>21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249">
                <text:p>24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217">
                <text:p>21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 LibreOffice_project/057fc023c990d676a43019934386b85b21a9ee99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